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3.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75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2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1.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63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1.25cm" loext:decorative="false"/>
      <style:paragraph-properties style:writing-mode="lr-tb"/>
    </style:style>
    <style:style style:name="gr14" style:family="graphic" style:parent-style-name="standard">
      <style:graphic-properties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cm" fo:min-width="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cm" svg:height="1.25cm" svg:x="1.75cm" svg:y="7.25cm">
          <text:p text:style-name="P1">CICLISTA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25cm" svg:height="1.841cm" svg:x="1.5cm" svg:y="5.159cm">
          <draw:text-box>
            <text:p>Dorsal → Clave primaria</text:p>
            <text:p>Nombre</text:p>
            <text:p>Equipo</text:p>
            <text:p>FechaNacimiento</text:p>
            <text:p>Edad: deribada</text:p>
          </draw:text-box>
        </draw:frame>
        <draw:line draw:style-name="gr3" draw:text-style-name="P3" draw:layer="layout" svg:x1="4.75cm" svg:y1="7.25cm" svg:x2="4.75cm" svg:y2="4.75cm">
          <text:p/>
        </draw:line>
        <draw:frame draw:style-name="gr4" draw:text-style-name="P2" draw:layer="layout" svg:width="1.75cm" svg:height="0.569cm" svg:x="4cm" svg:y="4.25cm">
          <draw:text-box>
            <text:p>Etapa</text:p>
          </draw:text-box>
        </draw:frame>
        <draw:line draw:style-name="gr3" draw:text-style-name="P3" draw:layer="layout" svg:x1="4.75cm" svg:y1="4.25cm" svg:x2="4.75cm" svg:y2="3.5cm">
          <text:p/>
        </draw:line>
        <draw:frame draw:style-name="gr5" draw:text-style-name="P2" draw:layer="layout" svg:width="4.25cm" svg:height="1.523cm" svg:x="3.75cm" svg:y="1.75cm">
          <draw:text-box>
            <text:p>NumeroEtapa</text:p>
            <text:p>KM</text:p>
            <text:p>PobloacionSalida</text:p>
            <text:p>PobloacionLlegada</text:p>
          </draw:text-box>
        </draw:frame>
        <draw:custom-shape draw:style-name="gr6" draw:text-style-name="P1" xml:id="id5" draw:id="id5" draw:layer="layout" svg:width="4.25cm" svg:height="1cm" svg:x="10.25cm" svg:y="10.5cm">
          <text:p text:style-name="P1">PUERTO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3.25cm" svg:height="1.25cm" svg:x="19.5cm" svg:y="5.5cm">
          <text:p text:style-name="P1">ETAPA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3.75cm" svg:height="1.523cm" svg:x="11cm" svg:y="11.727cm">
          <draw:text-box>
            <text:p>NumeroEtapa</text:p>
            <text:p>Categoria</text:p>
            <text:p>Altitud</text:p>
            <text:p>OrdenEtapa</text:p>
          </draw:text-box>
        </draw:frame>
        <draw:frame draw:style-name="gr8" draw:text-style-name="P2" draw:layer="layout" svg:width="4.75cm" svg:height="1.523cm" svg:x="19.5cm" svg:y="3.977cm">
          <draw:text-box>
            <text:p>NumEtapa</text:p>
            <text:p>KM</text:p>
            <text:p>Salida</text:p>
            <text:p>Llegada</text:p>
          </draw:text-box>
        </draw:frame>
        <draw:custom-shape draw:style-name="gr9" draw:text-style-name="P1" xml:id="id4" draw:id="id4" draw:layer="layout" svg:width="4cm" svg:height="1.5cm" svg:x="16.25cm" svg:y="10.25cm">
          <text:p text:style-name="P1">Cons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2" draw:layer="layout" svg:width="1.5cm" svg:height="0.887cm" svg:x="19.5cm" svg:y="6.863cm">
          <draw:text-box>
            <text:p>(1:1)</text:p>
          </draw:text-box>
        </draw:frame>
        <draw:frame draw:style-name="gr11" draw:text-style-name="P2" draw:layer="layout" svg:width="1.5cm" svg:height="0.569cm" svg:x="11.75cm" svg:y="11cm">
          <draw:text-box>
            <text:p>(1:N)</text:p>
          </draw:text-box>
        </draw:frame>
        <draw:frame draw:style-name="gr12" draw:text-style-name="P2" draw:layer="layout" svg:width="1.75cm" svg:height="0.75cm" svg:x="18.25cm" svg:y="9.5cm">
          <draw:text-box>
            <text:p>(1:N)</text:p>
          </draw:text-box>
        </draw:frame>
        <draw:custom-shape draw:style-name="gr13" draw:text-style-name="P1" xml:id="id2" draw:id="id2" draw:layer="layout" svg:width="3.5cm" svg:height="2cm" svg:x="9.5cm" svg:y="5.25cm">
          <text:p text:style-name="P1">PARTICIP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2" draw:layer="layout" svg:width="2.25cm" svg:height="0.75cm" svg:x="6cm" svg:y="8cm">
          <draw:text-box>
            <text:p>(1:N)</text:p>
          </draw:text-box>
        </draw:frame>
        <draw:frame draw:style-name="gr12" draw:text-style-name="P2" draw:layer="layout" svg:width="1.5cm" svg:height="0.75cm" svg:x="18cm" svg:y="5.5cm">
          <draw:text-box>
            <text:p>(1:N)</text:p>
          </draw:text-box>
        </draw:frame>
        <draw:frame draw:style-name="gr12" draw:text-style-name="P2" draw:layer="layout" svg:width="2.75cm" svg:height="0.75cm" svg:x="10.75cm" svg:y="7.25cm">
          <draw:text-box>
            <text:p>N:N</text:p>
          </draw:text-box>
        </draw:frame>
        <draw:connector draw:style-name="gr14" draw:text-style-name="P1" draw:layer="layout" svg:x1="5.75cm" svg:y1="7.875cm" svg:x2="9.5cm" svg:y2="6.25cm" draw:start-shape="id1" draw:start-glue-point="1" draw:end-shape="id2" draw:end-glue-point="5" svg:d="M5750 7875h1875v-1625h1875" svg:viewBox="0 0 3751 1626">
          <text:p/>
        </draw:connector>
        <draw:connector draw:style-name="gr14" draw:text-style-name="P1" draw:layer="layout" svg:x1="13cm" svg:y1="6.25cm" svg:x2="19.5cm" svg:y2="6.125cm" draw:start-shape="id2" draw:start-glue-point="7" draw:end-shape="id3" draw:end-glue-point="3" svg:d="M13000 6250h3251v-125h3249" svg:viewBox="0 0 6501 126">
          <text:p/>
        </draw:connector>
        <draw:connector draw:style-name="gr14" draw:text-style-name="P1" draw:layer="layout" svg:x1="20.25cm" svg:y1="11cm" svg:x2="21.125cm" svg:y2="6.75cm" draw:start-shape="id4" draw:start-glue-point="7" draw:end-shape="id3" draw:end-glue-point="2" svg:d="M20250 11000h875v-4250" svg:viewBox="0 0 876 4251">
          <text:p/>
        </draw:connector>
        <draw:connector draw:style-name="gr14" draw:text-style-name="P1" draw:layer="layout" svg:x1="14.5cm" svg:y1="11cm" svg:x2="16.25cm" svg:y2="11cm" draw:start-shape="id5" draw:start-glue-point="1" draw:end-shape="id4" draw:end-glue-point="5" svg:d="M14500 11000h1750" svg:viewBox="0 0 1751 1">
          <text:p/>
        </draw:connector>
        <draw:frame draw:style-name="gr10" draw:text-style-name="P2" draw:layer="layout" svg:width="2.5cm" svg:height="0.887cm" svg:x="7cm" svg:y="5.5cm">
          <draw:text-box>
            <text:p>PARTICIPAN</text:p>
          </draw:text-box>
        </draw:frame>
        <draw:frame draw:style-name="gr10" draw:text-style-name="P2" xml:id="id6" draw:id="id6" draw:layer="layout" svg:width="3cm" svg:height="0.887cm" svg:x="9.75cm" svg:y="3.25cm">
          <draw:text-box>
            <text:p><text:s text:c="9"/>PUESTO</text:p>
          </draw:text-box>
        </draw:frame>
        <draw:connector draw:style-name="gr14" draw:text-style-name="P1" draw:layer="layout" svg:x1="11.25cm" svg:y1="5.25cm" svg:x2="11.25cm" svg:y2="4.137cm" draw:start-shape="id2" draw:start-glue-point="4" draw:end-shape="id6" draw:end-glue-point="2" svg:d="M11250 5250v-1113" svg:viewBox="0 0 1 1114">
          <text:p/>
        </draw:connector>
        <draw:custom-shape draw:style-name="gr15" draw:text-style-name="P1" xml:id="id7" draw:id="id7" draw:layer="layout" svg:width="3cm" svg:height="2.5cm" svg:x="2.25cm" svg:y="9.75cm">
          <text:p text:style-name="P1">PAS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2" draw:layer="layout" svg:width="2.25cm" svg:height="0.569cm" svg:x="1cm" svg:y="10.681cm">
          <draw:text-box>
            <text:p>N:N</text:p>
          </draw:text-box>
        </draw:frame>
        <draw:frame draw:style-name="gr10" draw:text-style-name="P2" draw:layer="layout" svg:width="2cm" svg:height="0.887cm" svg:x="5cm" svg:y="8.75cm">
          <draw:text-box>
            <text:p>(1,N)</text:p>
          </draw:text-box>
        </draw:frame>
        <draw:connector draw:style-name="gr14" draw:text-style-name="P1" draw:layer="layout" svg:x1="3.75cm" svg:y1="9.75cm" svg:x2="3.75cm" svg:y2="8.5cm" draw:start-shape="id7" draw:start-glue-point="4" draw:end-shape="id1" draw:end-glue-point="2" svg:d="M3750 9750v-1250" svg:viewBox="0 0 1 1251">
          <text:p/>
        </draw:connector>
        <draw:connector draw:style-name="gr14" draw:text-style-name="P1" draw:layer="layout" svg:x1="5.25cm" svg:y1="11cm" svg:x2="10.25cm" svg:y2="11cm" draw:start-shape="id7" draw:start-glue-point="7" draw:end-shape="id5" draw:end-glue-point="3" svg:d="M5250 11000h5000" svg:viewBox="0 0 5001 1">
          <text:p/>
        </draw:connector>
        <draw:frame draw:style-name="gr11" draw:text-style-name="P2" draw:layer="layout" svg:width="1.75cm" svg:height="0.569cm" svg:x="7.5cm" svg:y="10.25cm">
          <draw:text-box>
            <text:p>(1: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6T09:10:01.870000000</meta:creation-date>
    <dc:date>2024-10-16T09:36:37.212000000</dc:date>
    <meta:editing-duration>PT1M6S</meta:editing-duration>
    <meta:editing-cycles>1</meta:editing-cycles>
    <meta:document-statistic meta:object-count="31"/>
    <meta:generator>LibreOffice/24.8.0.3$Windows_X86_64 LibreOffice_project/0bdf1299c94fe897b119f97f3c613e9dca6be583</meta:generator>
  </office:meta>
</office:document-meta>
</file>